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4.706cm"/>
    </style:style>
    <style:style style:name="co3" style:family="table-column">
      <style:table-column-properties fo:break-before="auto" style:column-width="16.8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61cm"/>
    </style:style>
    <style:style style:name="co6" style:family="table-column">
      <style:table-column-properties fo:break-before="auto" style:column-width="16.884cm"/>
    </style:style>
    <style:style style:name="co7" style:family="table-column">
      <style:table-column-properties fo:break-before="auto" style:column-width="17.81cm"/>
    </style:style>
    <style:style style:name="co8" style:family="table-column">
      <style:table-column-properties fo:break-before="auto" style:column-width="9.585cm"/>
    </style:style>
    <style:style style:name="co9" style:family="table-column">
      <style:table-column-properties fo:break-before="auto" style:column-width="15.332cm"/>
    </style:style>
    <style:style style:name="co10" style:family="table-column">
      <style:table-column-properties fo:break-before="auto" style:column-width="15.903cm"/>
    </style:style>
    <style:style style:name="co11" style:family="table-column">
      <style:table-column-properties fo:break-before="auto" style:column-width="7.461cm"/>
    </style:style>
    <style:style style:name="co12" style:family="table-column">
      <style:table-column-properties fo:break-before="auto" style:column-width="16.584cm"/>
    </style:style>
    <style:style style:name="co13" style:family="table-column">
      <style:table-column-properties fo:break-before="auto" style:column-width="15.986cm"/>
    </style:style>
    <style:style style:name="co14" style:family="table-column">
      <style:table-column-properties fo:break-before="auto" style:column-width="5.99cm"/>
    </style:style>
    <style:style style:name="co15" style:family="table-column">
      <style:table-column-properties fo:break-before="auto" style:column-width="16.91cm"/>
    </style:style>
    <style:style style:name="co16" style:family="table-column">
      <style:table-column-properties fo:break-before="auto" style:column-width="17.591cm"/>
    </style:style>
    <style:style style:name="co17" style:family="table-column">
      <style:table-column-properties fo:break-before="auto" style:column-width="7.407cm"/>
    </style:style>
    <style:style style:name="co18" style:family="table-column">
      <style:table-column-properties fo:break-before="auto" style:column-width="17.891cm"/>
    </style:style>
    <style:style style:name="co19" style:family="table-column">
      <style:table-column-properties fo:break-before="auto" style:column-width="15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Norw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gndal – Valerenga</text:p>
          </table:table-cell>
          <table:table-cell office:value-type="string" calcext:value-type="string">
            <text:p>http://allgoals.com/match/view/36752752/Sogndal-Valerenga</text:p>
          </table:table-cell>
          <table:table-cell office:value-type="string" calcext:value-type="string">
            <text:p>http://www.toppfotball.no/free/videoId/1l9uoqskzarrv1g201w9b8ir9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obna liczba sytuacji</text:p>
          </table:table-cell>
        </table:table-row>
        <table:table-row table:style-name="ro1">
          <table:table-cell office:value-type="string" calcext:value-type="string">
            <text:p>Brann – Odd</text:p>
          </table:table-cell>
          <table:table-cell office:value-type="string" calcext:value-type="string">
            <text:p>http://allgoals.com/match/view/36752753/Brann-Odd</text:p>
          </table:table-cell>
          <table:table-cell office:value-type="string" calcext:value-type="string">
            <text:p>http://www.brann.no/free/videoId/93hrxweailj41wncb3ebv8h2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wiele akcji</text:p>
          </table:table-cell>
        </table:table-row>
        <table:table-row table:style-name="ro1">
          <table:table-cell office:value-type="string" calcext:value-type="string">
            <text:p>Lillestrom – Bodo</text:p>
          </table:table-cell>
          <table:table-cell/>
          <table:table-cell office:value-type="string" calcext:value-type="string">
            <text:p>http://www.aafk.no/free/videoId/tv3negkyzz9i1mfzk22isnw7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iking – Sarpsborg</text:p>
          </table:table-cell>
          <table:table-cell office:value-type="string" calcext:value-type="string">
            <text:p>http://allgoals.com/match/view/36752755/Viking-Sarpsborg+08</text:p>
          </table:table-cell>
          <table:table-cell office:value-type="string" calcext:value-type="string">
            <text:p>http://www.aafk.no/free/videoId/xdaae733j0pf18czrx0gzc8k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sytuacj i przewaga viking</text:p>
          </table:table-cell>
        </table:table-row>
        <table:table-row table:style-name="ro1">
          <table:table-cell office:value-type="string" calcext:value-type="string">
            <text:p>Stabaek – Molde</text:p>
          </table:table-cell>
          <table:table-cell office:value-type="string" calcext:value-type="string">
            <text:p>http://allgoals.com/match/view/36752756/Stabaek-Molde</text:p>
          </table:table-cell>
          <table:table-cell office:value-type="string" calcext:value-type="string">
            <text:p>http://www.aafk.no/free/videoId/15qh2ec52dfu81gk4ji8ozgjx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czasu pierwszego gola rowny mecz, potem Molde troche więcej sytuac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1.04 – 04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lde – Lillestrom</text:p>
          </table:table-cell>
          <table:table-cell office:value-type="string" calcext:value-type="string">
            <text:p>http://www.meczyki.pl/wyniki-meczu-molde-lillestr%C3%B8m-2175086-events</text:p>
          </table:table-cell>
          <table:table-cell office:value-type="string" calcext:value-type="string">
            <text:p>http://www.toppfotball.no/free/videoId/z0smglgz76vr1tzy4xlpxu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che więcej sytuacji Molde</text:p>
          </table:table-cell>
        </table:table-row>
        <table:table-row table:style-name="ro1">
          <table:table-cell office:value-type="string" calcext:value-type="string">
            <text:p>Valerenga – Rosenborg</text:p>
          </table:table-cell>
          <table:table-cell office:value-type="string" calcext:value-type="string">
            <text:p>http://www.meczyki.pl/wyniki-meczu-v%C3%A5lerenga-rosenborg-2175091-events</text:p>
          </table:table-cell>
          <table:table-cell office:value-type="string" calcext:value-type="string">
            <text:p>http://www.toppfotball.no/free/videoId/oyvf5l7g52zg1w183nljv39m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zo więcej okazji i przewagi Rosenborg</text:p>
          </table:table-cell>
        </table:table-row>
        <table:table-row table:style-name="ro1">
          <table:table-cell office:value-type="string" calcext:value-type="string">
            <text:p>Start – Viking</text:p>
          </table:table-cell>
          <table:table-cell office:value-type="string" calcext:value-type="string">
            <text:p>http://www.meczyki.pl/wyniki-meczu-start-viking-2175089-events</text:p>
          </table:table-cell>
          <table:table-cell office:value-type="string" calcext:value-type="string">
            <text:p>http://www.toppfotball.no/free/videoId/1qpmvam65u3j71u22vm4x9yf1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 strzelonym golu Start atakowal więcej niby</text:p>
          </table:table-cell>
        </table:table-row>
        <table:table-row table:style-name="ro1">
          <table:table-cell office:value-type="string" calcext:value-type="string">
            <text:p>Stromgodset – Haugesund</text:p>
          </table:table-cell>
          <table:table-cell office:value-type="string" calcext:value-type="string">
            <text:p>http://www.meczyki.pl/wyniki-meczu-str%E3%B8msgodset-haugesund-2175090-events</text:p>
          </table:table-cell>
          <table:table-cell office:value-type="string" calcext:value-type="string">
            <text:p>http://www.aafk.no/free/videoId/3pp5x2r8l1rq18ohfycr9mnz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 czerwonej okazje i przewaga Stromgodset</text:p>
          </table:table-cell>
        </table:table-row>
        <table:table-row table:style-name="ro1">
          <table:table-cell office:value-type="string" calcext:value-type="string">
            <text:p>Sarpsborg – Sogndal</text:p>
          </table:table-cell>
          <table:table-cell office:value-type="string" calcext:value-type="string">
            <text:p>http://www.meczyki.pl/wyniki-meczu-sarpsborg-08-sogndal-2175088-events</text:p>
          </table:table-cell>
          <table:table-cell office:value-type="string" calcext:value-type="string">
            <text:p>http://www.toppfotball.no/free/videoId/11wh2idmoy14814iqbwrs5z6d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z obu stron, kilka więcej Sarpsborg</text:p>
          </table:table-cell>
        </table:table-row>
        <table:table-row table:style-name="ro1">
          <table:table-cell office:value-type="string" calcext:value-type="string">
            <text:p>Odd – Tromso</text:p>
          </table:table-cell>
          <table:table-cell office:value-type="string" calcext:value-type="string">
            <text:p>http://www.meczyki.pl/wyniki-meczu-odd-troms%E3%B8-2175087-events</text:p>
          </table:table-cell>
          <table:table-cell office:value-type="string" calcext:value-type="string">
            <text:p>http://www.toppfotball.no/free/videoId/15ufxw0gbmls11vr9jsseirup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i przewaga Odd</text:p>
          </table:table-cell>
        </table:table-row>
        <table:table-row table:style-name="ro1">
          <table:table-cell office:value-type="string" calcext:value-type="string">
            <text:p>Bodo/Glimt – Stabaek</text:p>
          </table:table-cell>
          <table:table-cell office:value-type="string" calcext:value-type="string">
            <text:p>http://www.meczyki.pl/wyniki-meczu-bod%E3%B8-_-glimt-stabok-2175085-events</text:p>
          </table:table-cell>
          <table:table-cell office:value-type="string" calcext:value-type="string">
            <text:p>http://www.toppfotball.no/free/videoId/1jbl43tbzf0f61tg28bcxuevp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osiadaniu więcej Stabaek, okazje podobnie, Bodo skuteczne</text:p>
          </table:table-cell>
        </table:table-row>
        <table:table-row table:style-name="ro1">
          <table:table-cell office:value-type="string" calcext:value-type="string">
            <text:p>Aalesund – Brann</text:p>
          </table:table-cell>
          <table:table-cell office:value-type="string" calcext:value-type="string">
            <text:p>http://www.meczyki.pl/wyniki-meczu-aalesund-brann-2175084-events</text:p>
          </table:table-cell>
          <table:table-cell office:value-type="string" calcext:value-type="string">
            <text:p>http://www.toppfotball.no/free/videoId/1ll61y6z2mp5u1v2kbopy6ecr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8.04-10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gndal – Haugesund</text:p>
          </table:table-cell>
          <table:table-cell office:value-type="string" calcext:value-type="string">
            <text:p>http://www.meczyki.pl/wyniki-meczu-sogndal-haugesund-2175095-events</text:p>
          </table:table-cell>
          <table:table-cell office:value-type="string" calcext:value-type="string">
            <text:p>http://www.toppfotball.no/free/videoId/1iconz0a66p0z1vvocyc8k92f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zo okazji Sogndal, szczegolnie po kontrach po prowadzeniu</text:p>
          </table:table-cell>
        </table:table-row>
        <table:table-row table:style-name="ro1">
          <table:table-cell office:value-type="string" calcext:value-type="string">
            <text:p>Stabaek – Valerenga</text:p>
          </table:table-cell>
          <table:table-cell office:value-type="string" calcext:value-type="string">
            <text:p>http://www.meczyki.pl/wyniki-meczu-stab%C3%A6k-v%C3%A5lerenga-2175096-events</text:p>
          </table:table-cell>
          <table:table-cell office:value-type="string" calcext:value-type="string">
            <text:p>http://www.toppfotball.no/free/videoId/uqdpt0myuw9s16b67sa5vzzj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ść sytuacji podobna, choć może Valerenga więcej atakowala</text:p>
          </table:table-cell>
        </table:table-row>
        <table:table-row table:style-name="ro1">
          <table:table-cell office:value-type="string" calcext:value-type="string">
            <text:p>Lillestrom – Sarpsborg</text:p>
          </table:table-cell>
          <table:table-cell office:value-type="string" calcext:value-type="string">
            <text:p>http://www.meczyki.pl/wyniki-meczu-lillestr%C3%B8m-sarpsborg-08-2175093-events</text:p>
          </table:table-cell>
          <table:table-cell table:style-name="ce1" office:value-type="string" calcext:value-type="string">
            <text:p>http://www.toppfotball.no/free/videoId/1gpf4kylmp43p1tmyaoekb8nj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llestrom więcej okazji i skuteczni, ciezko powiedziec kto mial przewage w prowadzeniu gry</text:p>
          </table:table-cell>
        </table:table-row>
        <table:table-row table:style-name="ro1">
          <table:table-cell office:value-type="string" calcext:value-type="string">
            <text:p>Viking – Odd</text:p>
          </table:table-cell>
          <table:table-cell office:value-type="string" calcext:value-type="string">
            <text:p>http://www.meczyki.pl/wyniki-meczu-viking-odd-2175099-events</text:p>
          </table:table-cell>
          <table:table-cell office:value-type="string" calcext:value-type="string">
            <text:p>http://www.aafk.no/free/videoId/1x69t993wvgag1inqtb61ani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gole Oddd po kontrach, potem kilka okazji Viking</text:p>
          </table:table-cell>
        </table:table-row>
        <table:table-row table:style-name="ro1">
          <table:table-cell office:value-type="string" calcext:value-type="string">
            <text:p>Tromso – Stromgodset</text:p>
          </table:table-cell>
          <table:table-cell office:value-type="string" calcext:value-type="string">
            <text:p>http://www.meczyki.pl/wyniki-meczu-troms%C3%B8-str%C3%B8msgodset-2175098-events</text:p>
          </table:table-cell>
          <table:table-cell office:value-type="string" calcext:value-type="string">
            <text:p>http://www.toppfotball.no/free/videoId/g7ldm8bmcg2a1o799b4revg2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i w miare rowno, ale Tromso bardziej po szybkich atakach i kontrach</text:p>
          </table:table-cell>
        </table:table-row>
        <table:table-row table:style-name="ro1">
          <table:table-cell office:value-type="string" calcext:value-type="string">
            <text:p>Start – Molde</text:p>
          </table:table-cell>
          <table:table-cell office:value-type="string" calcext:value-type="string">
            <text:p>http://www.meczyki.pl/wyniki-meczu-start-molde-2175097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enborg – Aalesund</text:p>
          </table:table-cell>
          <table:table-cell office:value-type="string" calcext:value-type="string">
            <text:p>http://www.meczyki.pl/wyniki-meczu-rosenborg-aalesund-2175094-events</text:p>
          </table:table-cell>
          <table:table-cell office:value-type="string" calcext:value-type="string">
            <text:p>http://www.toppfotball.no/free/videoId/t4w7xu7crh4o1j0hkbxnhfxj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i dużo Rosenborg, kilka kontr Aalesund</text:p>
          </table:table-cell>
        </table:table-row>
        <table:table-row table:style-name="ro1">
          <table:table-cell office:value-type="string" calcext:value-type="string">
            <text:p>Brann – Bodo/Glimt</text:p>
          </table:table-cell>
          <table:table-cell office:value-type="string" calcext:value-type="string">
            <text:p>http://www.meczyki.pl/wyniki-meczu-brann-bod%C3%B8-_-glimt-2175092-events</text:p>
          </table:table-cell>
          <table:table-cell office:value-type="string" calcext:value-type="string">
            <text:p>http://www.toppfotball.no/vid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sytuacji Bran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5.04-17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ugesund – Lillestrom</text:p>
          </table:table-cell>
          <table:table-cell office:value-type="string" calcext:value-type="string">
            <text:p>http://www.meczyki.pl/wyniki-meczu-haugesund-lillestr%C3%B8m-2175102-events</text:p>
          </table:table-cell>
          <table:table-cell office:value-type="string" calcext:value-type="string">
            <text:p>http://www.toppfotball.no/free/videoId/1c3eiph1llvw81ckrpi1y3bd7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 raczej</text:p>
          </table:table-cell>
        </table:table-row>
        <table:table-row table:style-name="ro1">
          <table:table-cell office:value-type="string" calcext:value-type="string">
            <text:p>Stromgodset – Sogndal</text:p>
          </table:table-cell>
          <table:table-cell office:value-type="string" calcext:value-type="string">
            <text:p>http://www.meczyki.pl/wyniki-meczu-str%C3%B8msgodset-sogndal-2175106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senborg – Brann</text:p>
          </table:table-cell>
          <table:table-cell office:value-type="string" calcext:value-type="string">
            <text:p>http://www.meczyki.pl/wyniki-meczu-rosenborg-brann-2175104-events</text:p>
          </table:table-cell>
          <table:table-cell office:value-type="string" calcext:value-type="string">
            <text:p>http://www.toppfotball.no/free/videoId/park8t833ge21dagocrkspkp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Rosenborg</text:p>
          </table:table-cell>
        </table:table-row>
        <table:table-row table:style-name="ro1">
          <table:table-cell office:value-type="string" calcext:value-type="string">
            <text:p>Valerenga – Tromso</text:p>
          </table:table-cell>
          <table:table-cell office:value-type="string" calcext:value-type="string">
            <text:p>http://www.meczyki.pl/wyniki-meczu-v%C3%A5lerenga-troms%C3%B8-2175107-events</text:p>
          </table:table-cell>
          <table:table-cell office:value-type="string" calcext:value-type="string">
            <text:p>http://www.toppfotball.no/free/videoId/al2sfw3sd9p21fryys20r4ft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Valerenga</text:p>
          </table:table-cell>
        </table:table-row>
        <table:table-row table:style-name="ro1">
          <table:table-cell office:value-type="string" calcext:value-type="string">
            <text:p>Sarpsborg – Stabaek</text:p>
          </table:table-cell>
          <table:table-cell office:value-type="string" calcext:value-type="string">
            <text:p>http://www.meczyki.pl/wyniki-meczu-sarpsborg-08-stab%C3%A6k-2175105-events</text:p>
          </table:table-cell>
          <table:table-cell office:value-type="string" calcext:value-type="string">
            <text:p>http://www.toppfotball.no/free/videoId/j73lfqzfx18n1taa03ug0iqf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t więcej okazji Sarpsborg</text:p>
          </table:table-cell>
        </table:table-row>
        <table:table-row table:style-name="ro1">
          <table:table-cell office:value-type="string" calcext:value-type="string">
            <text:p>Odd – Start</text:p>
          </table:table-cell>
          <table:table-cell office:value-type="string" calcext:value-type="string">
            <text:p>http://www.meczyki.pl/wyniki-meczu-odd-start-2175103-events</text:p>
          </table:table-cell>
          <table:table-cell office:value-type="string" calcext:value-type="string">
            <text:p>http://www.toppfotball.no/free/videoId/u8dq29zh4bq51tsfem7n0in4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i przewaga Odd</text:p>
          </table:table-cell>
        </table:table-row>
        <table:table-row table:style-name="ro1">
          <table:table-cell office:value-type="string" calcext:value-type="string">
            <text:p>Bodo/Glimt – Molde</text:p>
          </table:table-cell>
          <table:table-cell office:value-type="string" calcext:value-type="string">
            <text:p>http://www.meczyki.pl/wyniki-meczu-bod%C3%B8-_-glimt-molde-2175101-events</text:p>
          </table:table-cell>
          <table:table-cell office:value-type="string" calcext:value-type="string">
            <text:p>http://www.toppfotball.no/free/videoId/11zri8m29z2p21ul6notkc8uq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w miare podobnie</text:p>
          </table:table-cell>
        </table:table-row>
        <table:table-row table:style-name="ro1">
          <table:table-cell office:value-type="string" calcext:value-type="string">
            <text:p>Aalesund – Viking</text:p>
          </table:table-cell>
          <table:table-cell office:value-type="string" calcext:value-type="string">
            <text:p>http://www.meczyki.pl/wyniki-meczu-aalesund-viking-2175100-events</text:p>
          </table:table-cell>
          <table:table-cell office:value-type="string" calcext:value-type="string">
            <text:p>http://www.toppfotball.no/free/videoId/1tlu9v9rm7fdt179fz082lk79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w miare podobn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04-24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omgodset – Bodo/Glimt</text:p>
          </table:table-cell>
          <table:table-cell office:value-type="string" calcext:value-type="string">
            <text:p>http://www.meczyki.pl/wyniki-meczu-str%C3%B8msgodset-bod%C3%B8-_-glimt-2175122-events</text:p>
          </table:table-cell>
          <table:table-cell office:value-type="string" calcext:value-type="string">
            <text:p>http://www.toppfotball.no/free/videoId/13djl6wd3q36p1cirapm72anx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omgodset lepiej i okazji dużo</text:p>
          </table:table-cell>
        </table:table-row>
        <table:table-row table:style-name="ro1">
          <table:table-cell office:value-type="string" calcext:value-type="string">
            <text:p>Brann – Songdal</text:p>
          </table:table-cell>
          <table:table-cell office:value-type="string" calcext:value-type="string">
            <text:p>http://www.meczyki.pl/wyniki-meczu-brann-sogndal-2175117-events</text:p>
          </table:table-cell>
          <table:table-cell office:value-type="string" calcext:value-type="string">
            <text:p>http://www.toppfotball.no/free/videoId/4pq66arxqsxy188ajabll71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nn więcej okazji</text:p>
          </table:table-cell>
        </table:table-row>
        <table:table-row table:style-name="ro1">
          <table:table-cell office:value-type="string" calcext:value-type="string">
            <text:p>Valerenga – Start</text:p>
          </table:table-cell>
          <table:table-cell office:value-type="string" calcext:value-type="string">
            <text:p>http://www.meczyki.pl/wyniki-meczu-v%C3%A5lerenga-start-2175123-events</text:p>
          </table:table-cell>
          <table:table-cell office:value-type="string" calcext:value-type="string">
            <text:p>http://www.aafk.no/free/videoId/1jxe06f47ws4k19bi5tk19q5x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w miare równy, ale Valerenga strzeliła szybko</text:p>
          </table:table-cell>
        </table:table-row>
        <table:table-row table:style-name="ro1">
          <table:table-cell office:value-type="string" calcext:value-type="string">
            <text:p>Sarpsborg – Molde</text:p>
          </table:table-cell>
          <table:table-cell office:value-type="string" calcext:value-type="string">
            <text:p>http://www.meczyki.pl/wyniki-meczu-sarpsborg-08-molde-2175121-events</text:p>
          </table:table-cell>
          <table:table-cell office:value-type="string" calcext:value-type="string">
            <text:p>http://www.toppfotball.no/free/videoId/1abcd2pad5qva1sz7tyxaupvv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 mecz nie był bardzo w jakąś stronę, ale Sarpsborg strzelilo to co miało</text:p>
          </table:table-cell>
        </table:table-row>
        <table:table-row table:style-name="ro1">
          <table:table-cell office:value-type="string" calcext:value-type="string">
            <text:p>Rosenborg – Viking</text:p>
          </table:table-cell>
          <table:table-cell office:value-type="string" calcext:value-type="string">
            <text:p>http://www.meczyki.pl/wyniki-meczu-rosenborg-viking-2175120-events</text:p>
          </table:table-cell>
          <table:table-cell office:value-type="string" calcext:value-type="string">
            <text:p>http://www.toppfotball.no/free/videoId/1nr1cagq4evjw1rp452pofeq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Rosenborg</text:p>
          </table:table-cell>
        </table:table-row>
        <table:table-row table:style-name="ro1">
          <table:table-cell office:value-type="string" calcext:value-type="string">
            <text:p>Odd – Lillestrom</text:p>
          </table:table-cell>
          <table:table-cell office:value-type="string" calcext:value-type="string">
            <text:p>http://www.meczyki.pl/wyniki-meczu-odd-lillestr%C3%B8m-2175119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alesund – Tromso</text:p>
          </table:table-cell>
          <table:table-cell office:value-type="string" calcext:value-type="string">
            <text:p>http://www.meczyki.pl/wyniki-meczu-aalesund-troms%C3%B8-2175116-events</text:p>
          </table:table-cell>
          <table:table-cell office:value-type="string" calcext:value-type="string">
            <text:p>http://www.toppfotball.no/free/videoId/7yf9q3urnmlb1er0ribv74av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04-01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lde – Aalesund</text:p>
          </table:table-cell>
          <table:table-cell office:value-type="string" calcext:value-type="string">
            <text:p>http://www.meczyki.pl/wyniki-meczu-molde-aalesund-2175126-events</text:p>
          </table:table-cell>
          <table:table-cell office:value-type="string" calcext:value-type="string">
            <text:p>http://www.toppfotball.no/free/videoId/1kpyycviegtuf18dofaug09mh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Molde, ale grozne kontry Aalesundu</text:p>
          </table:table-cell>
        </table:table-row>
        <table:table-row table:style-name="ro1">
          <table:table-cell office:value-type="string" calcext:value-type="string">
            <text:p>Lillestrom – Valerenga</text:p>
          </table:table-cell>
          <table:table-cell office:value-type="string" calcext:value-type="string">
            <text:p>http://www.meczyki.pl/wyniki-meczu-lillestr%C3%B8m-v%C3%A5lerenga-2175125-events</text:p>
          </table:table-cell>
          <table:table-cell office:value-type="string" calcext:value-type="string">
            <text:p>http://www.toppfotball.no/free/videoId/6c8d1ig02yn21p7ffktjji8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podobnie</text:p>
          </table:table-cell>
        </table:table-row>
        <table:table-row table:style-name="ro1">
          <table:table-cell office:value-type="string" calcext:value-type="string">
            <text:p>Viking – Haugesund</text:p>
          </table:table-cell>
          <table:table-cell office:value-type="string" calcext:value-type="string">
            <text:p>http://www.meczyki.pl/wyniki-meczu-viking-haugesund-2175131-events</text:p>
          </table:table-cell>
          <table:table-cell office:value-type="string" calcext:value-type="string">
            <text:p>http://www.toppfotball.no/free/videoId/cv9to1qyih13zlv9plf7tmd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Viking</text:p>
          </table:table-cell>
        </table:table-row>
        <table:table-row table:style-name="ro1">
          <table:table-cell office:value-type="string" calcext:value-type="string">
            <text:p>Tromso – Brann</text:p>
          </table:table-cell>
          <table:table-cell office:value-type="string" calcext:value-type="string">
            <text:p>http://www.meczyki.pl/wyniki-meczu-troms%C3%B8-brann-2175130-events</text:p>
          </table:table-cell>
          <table:table-cell office:value-type="string" calcext:value-type="string">
            <text:p>http://www.toppfotball.no/free/videoId/7h2zp46har0j1k2m5izg28pb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rt – Stromgodset</text:p>
          </table:table-cell>
          <table:table-cell office:value-type="string" calcext:value-type="string">
            <text:p>http://www.meczyki.pl/wyniki-meczu-start-str%C3%B8msgodset-2175129-events</text:p>
          </table:table-cell>
          <table:table-cell office:value-type="string" calcext:value-type="string">
            <text:p>http://www.ikstart.no/free/videoId/n3ucclfg2h1j1ur9ko9hcqod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obna liczba sytuacji</text:p>
          </table:table-cell>
        </table:table-row>
        <table:table-row table:style-name="ro1">
          <table:table-cell office:value-type="string" calcext:value-type="string">
            <text:p>Stabaek – Odd</text:p>
          </table:table-cell>
          <table:table-cell office:value-type="string" calcext:value-type="string">
            <text:p>http://www.meczyki.pl/wyniki-meczu-stab%C3%A6k-odd-2175128-events</text:p>
          </table:table-cell>
          <table:table-cell office:value-type="string" calcext:value-type="string">
            <text:p>http://www.aafk.no/free/videoId/o6q9vdw9qo2p1w48mrxei9bb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po równo, tylko okazje dla Odd przy przegrywaniu i remisie i dla Stabaek jak przegrywal</text:p>
          </table:table-cell>
        </table:table-row>
        <table:table-row table:style-name="ro1">
          <table:table-cell office:value-type="string" calcext:value-type="string">
            <text:p>Sogndal – Rosenborg</text:p>
          </table:table-cell>
          <table:table-cell office:value-type="string" calcext:value-type="string">
            <text:p>http://www.meczyki.pl/wyniki-meczu-sogndal-rosenborg-2175127-events</text:p>
          </table:table-cell>
          <table:table-cell office:value-type="string" calcext:value-type="string">
            <text:p>http://www.toppfotball.no/free/videoId/apf9ll0gcs6r1savsg9q7rb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Rosenborg</text:p>
          </table:table-cell>
        </table:table-row>
        <table:table-row table:style-name="ro1">
          <table:table-cell office:value-type="string" calcext:value-type="string">
            <text:p>Bodo/Glimt – Sarpsborg</text:p>
          </table:table-cell>
          <table:table-cell office:value-type="string" calcext:value-type="string">
            <text:p>http://www.meczyki.pl/wyniki-meczu-bod%C3%B8-_-glimt-sarpsborg-08-2175124-events</text:p>
          </table:table-cell>
          <table:table-cell office:value-type="string" calcext:value-type="string">
            <text:p>http://www.aafk.no/free/videoId/1gkstzr8foayv1kbe9plmvu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psborg ciut więcej okazji</text:p>
          </table:table-cell>
        </table:table-row>
      </table:table>
      <table:table table:name="Norway 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drikstad – Levanger</text:p>
          </table:table-cell>
          <table:table-cell office:value-type="string" calcext:value-type="string">
            <text:p>http://www.toppfotball.no/free/videoId/ediuzfbogqkv13472t7g9mhhs</text:p>
          </table:table-cell>
          <table:table-cell office:value-type="string" calcext:value-type="string">
            <text:p>Wiecej sytuacji Leva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ufoss – KFUM</text:p>
          </table:table-cell>
          <table:table-cell office:value-type="string" calcext:value-type="string">
            <text:p>http://www.toppfotball.no/free/videoId/6a8l7ugjbw7i1rd0r8uw3v6dz</text:p>
          </table:table-cell>
          <table:table-cell office:value-type="string" calcext:value-type="string">
            <text:p>Równa liczba sytuac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ERV – Ranheim</text:p>
          </table:table-cell>
          <table:table-cell office:value-type="string" calcext:value-type="string">
            <text:p>http://www.toppfotball.no/free/videoId/1o58wljsjvgru15jd919szk25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ane – Kongsvinger</text:p>
          </table:table-cell>
          <table:table-cell office:value-type="string" calcext:value-type="string">
            <text:p>http://www.toppfotball.no/free/videoId/psh6eu1ir8hg1v4fkagdvwix2</text:p>
          </table:table-cell>
          <table:table-cell office:value-type="string" calcext:value-type="string">
            <text:p>Gole i sytuacje Asa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dd – Bryne</text:p>
          </table:table-cell>
          <table:table-cell office:value-type="string" calcext:value-type="string">
            <text:p>http://www.toppfotball.no/free/videoId/9jptfzr1lml71kmxg8dvliz36</text:p>
          </table:table-cell>
          <table:table-cell office:value-type="string" calcext:value-type="string">
            <text:p>Kilka sytuacji więcej Bry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derfjord – Strommen</text:p>
          </table:table-cell>
          <table:table-cell office:value-type="string" calcext:value-type="string">
            <text:p>http://www.toppfotball.no/free/videoId/195dbl04p11z01pl57u06snmz5</text:p>
          </table:table-cell>
          <table:table-cell office:value-type="string" calcext:value-type="string">
            <text:p>Strommen tez stworzylo kilka grozny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Ullesanker – Sandness</text:p>
          </table:table-cell>
          <table:table-cell office:value-type="string" calcext:value-type="string">
            <text:p>http://www.toppfotball.no/free/videoId/x9nwlb4996xf1aljfxdnbroz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ommen – Fredrikstad</text:p>
          </table:table-cell>
          <table:table-cell office:value-type="string" calcext:value-type="string">
            <text:p>http://www.toppfotball.no/free/videoId/125tdalzrojxa1oltzftio802f</text:p>
          </table:table-cell>
          <table:table-cell office:value-type="string" calcext:value-type="string">
            <text:p>Więcej okazji Stro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nheim – Hodd</text:p>
          </table:table-cell>
          <table:table-cell office:value-type="string" calcext:value-type="string">
            <text:p>http://www.toppfotball.no/free/videoId/1lsu7tn5p3pee1sluxp04pj3ke</text:p>
          </table:table-cell>
          <table:table-cell office:value-type="string" calcext:value-type="string">
            <text:p>Ciut więcej Ranhei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vanger – Sanderfjord</text:p>
          </table:table-cell>
          <table:table-cell office:value-type="string" calcext:value-type="string">
            <text:p>http://www.toppfotball.no/free/videoId/13pvf5zsfn3vi1uhomya2vbi1y</text:p>
          </table:table-cell>
          <table:table-cell office:value-type="string" calcext:value-type="string">
            <text:p>Chyba w miare rown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ristiansund – Jerv</text:p>
          </table:table-cell>
          <table:table-cell office:value-type="string" calcext:value-type="string">
            <text:p>http://www.toppfotball.no/free/videoId/8y32gku0k11414roa1slwznb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FUM – Asane</text:p>
          </table:table-cell>
          <table:table-cell office:value-type="string" calcext:value-type="string">
            <text:p>http://www.toppfotball.no/free/videoId/a52w322rrib61a1juwvi0hsw8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ongsvinger – Raufoss</text:p>
          </table:table-cell>
          <table:table-cell office:value-type="string" calcext:value-type="string">
            <text:p>http://www.toppfotball.no/free/videoId/6j59oxq7lao81amvxkk4xgzfg</text:p>
          </table:table-cell>
          <table:table-cell office:value-type="string" calcext:value-type="string">
            <text:p>Ciut więcej Kongsv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yne – Ull/Kisa</text:p>
          </table:table-cell>
          <table:table-cell office:value-type="string" calcext:value-type="string">
            <text:p>http://www.aafk.no/free/videoId/in9ix42hr1vh1uvhrb1g7kpoy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I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ll/Kisa – Levanger</text:p>
          </table:table-cell>
          <table:table-cell office:value-type="string" calcext:value-type="string">
            <text:p>http://www.toppfotball.no/free/videoId/18yjgqi1hprvt1j3gmnq8ko4ja</text:p>
          </table:table-cell>
          <table:table-cell office:value-type="string" calcext:value-type="string">
            <text:p>Więcej okazji chyba Leva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derfjord – Sandness</text:p>
          </table:table-cell>
          <table:table-cell office:value-type="string" calcext:value-type="string">
            <text:p>http://www.toppfotball.no/free/videoId/241kr9g6r9pm15niqfj03csqh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ufoss – Bryne</text:p>
          </table:table-cell>
          <table:table-cell office:value-type="string" calcext:value-type="string">
            <text:p>http://www.toppfotball.no/free/videoId/1sypj2c0npaw312hc4ygn8mq7v</text:p>
          </table:table-cell>
          <table:table-cell office:value-type="string" calcext:value-type="string">
            <text:p>Więcej Raufo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jondallen – Strommen</text:p>
          </table:table-cell>
          <table:table-cell office:value-type="string" calcext:value-type="string">
            <text:p>http://www.toppfotball.no/free/videoId/6ha8rrs4n1i71wq8y81r2kmi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erv – KFUM</text:p>
          </table:table-cell>
          <table:table-cell office:value-type="string" calcext:value-type="string">
            <text:p>http://www.toppfotball.no/free/videoId/xs3quo1qyr9n1qmuwv284p6er</text:p>
          </table:table-cell>
          <table:table-cell office:value-type="string" calcext:value-type="string">
            <text:p>Jerv chyba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dd – Kongsvinger</text:p>
          </table:table-cell>
          <table:table-cell office:value-type="string" calcext:value-type="string">
            <text:p>http://www.toppfotball.no/free/videoId/yintkjzcbzlr1lcqjoigh2sm2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ane – Ranheim</text:p>
          </table:table-cell>
          <table:table-cell office:value-type="string" calcext:value-type="string">
            <text:p>http://www.toppfotball.no/free/videoId/n8fbckbx5y79109se9lp38cd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drikstad – Kristiansund</text:p>
          </table:table-cell>
          <table:table-cell office:value-type="string" calcext:value-type="string">
            <text:p>http://www.toppfotball.no/free/videoId/134iutarpnnr513eiye8h63n57</text:p>
          </table:table-cell>
          <table:table-cell office:value-type="string" calcext:value-type="string">
            <text:p>Ciut więcej Fredrikst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V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yne – Mjondalen</text:p>
          </table:table-cell>
          <table:table-cell office:value-type="string" calcext:value-type="string">
            <text:p>http://www.toppfotball.no/free/videoId/18254jv5n8b3e1irsomdkvqxgg</text:p>
          </table:table-cell>
          <table:table-cell office:value-type="string" calcext:value-type="string">
            <text:p>Okazje raczej podobn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ll/Kisa – Sanderfjord</text:p>
          </table:table-cell>
          <table:table-cell office:value-type="string" calcext:value-type="string">
            <text:p>http://www.toppfotball.no/free/videoId/lylvi9ikl8xb1h3vp9ehus2iv</text:p>
          </table:table-cell>
          <table:table-cell office:value-type="string" calcext:value-type="string">
            <text:p>Podobnie, może nawet Ull/Kisa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ommen – Asane</text:p>
          </table:table-cell>
          <table:table-cell office:value-type="string" calcext:value-type="string">
            <text:p>http://www.toppfotball.no/free/videoId/1117ru4lqc8431rdu19orv8999</text:p>
          </table:table-cell>
          <table:table-cell office:value-type="string" calcext:value-type="string">
            <text:p>Okazje raczej podobn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dness – Fredrikstad</text:p>
          </table:table-cell>
          <table:table-cell office:value-type="string" calcext:value-type="string">
            <text:p>http://www.toppfotball.no/free/videoId/t6jd100u0vdz148er3dr7zxq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vanger – Hodd</text:p>
          </table:table-cell>
          <table:table-cell office:value-type="string" calcext:value-type="string">
            <text:p>http://www.toppfotball.no/free/videoId/3rfmncd63q1z16cndqar7he3n</text:p>
          </table:table-cell>
          <table:table-cell office:value-type="string" calcext:value-type="string">
            <text:p>Wiecej sytuacji Leva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ristiansund – Raufoss</text:p>
          </table:table-cell>
          <table:table-cell office:value-type="string" calcext:value-type="string">
            <text:p>http://www.toppfotball.no/free/videoId/7mn497otp8p15y5aibcb0ivo</text:p>
          </table:table-cell>
          <table:table-cell office:value-type="string" calcext:value-type="string">
            <text:p>Więcej okazji Kristiansu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FUM – Ranheim</text:p>
          </table:table-cell>
          <table:table-cell office:value-type="string" calcext:value-type="string">
            <text:p>http://www.toppfotball.no/free/videoId/1snbkfundc9y31wms9cd8boys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ongsvinger – Jerv</text:p>
          </table:table-cell>
          <table:table-cell office:value-type="string" calcext:value-type="string">
            <text:p>http://www.toppfotball.no/free/videoId/11u6cfjm3w048164a1ehujug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drikstad – Sanderfjord</text:p>
          </table:table-cell>
          <table:table-cell office:value-type="string" calcext:value-type="string">
            <text:p>http://www.toppfotball.no/free/videoId/15yxh6pnrn6zr135aig02x0agv</text:p>
          </table:table-cell>
          <table:table-cell office:value-type="string" calcext:value-type="string">
            <text:p>Sanderfjod ciut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ufoss – Ull/Kisa</text:p>
          </table:table-cell>
          <table:table-cell office:value-type="string" calcext:value-type="string">
            <text:p>http://www.toppfotball.no/free/videoId/18w79q1ui4h7710knnb0ajd6px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nheim – Kongsvinger</text:p>
          </table:table-cell>
          <table:table-cell office:value-type="string" calcext:value-type="string">
            <text:p>http://www.toppfotball.no/free/videoId/1inb0llkax5vm18qwe661umy2e</text:p>
          </table:table-cell>
          <table:table-cell office:value-type="string" calcext:value-type="string">
            <text:p>Dużo więcej sytuacji Kongsv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jondallen – Levanger</text:p>
          </table:table-cell>
          <table:table-cell office:value-type="string" calcext:value-type="string">
            <text:p>http://www.toppfotball.no/free/videoId/1h8p73hw7xqf313pk1m3gti3f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FUM – Kristiansund</text:p>
          </table:table-cell>
          <table:table-cell office:value-type="string" calcext:value-type="string">
            <text:p>http://www.toppfotball.no/free/videoId/15yegqyslu8r91vqar3kjl0ug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erv – Strommen</text:p>
          </table:table-cell>
          <table:table-cell office:value-type="string" calcext:value-type="string">
            <text:p>http://www.toppfotball.no/free/videoId/eggwjjecm98j1dr6ayryrg099</text:p>
          </table:table-cell>
          <table:table-cell office:value-type="string" calcext:value-type="string">
            <text:p>Do prowadzenia okazje Strommen, potem Jer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dd – Sandnes</text:p>
          </table:table-cell>
          <table:table-cell office:value-type="string" calcext:value-type="string">
            <text:p>http://www.toppfotball.no/free/videoId/1jz58w67pphos1162c7c68l2pr</text:p>
          </table:table-cell>
          <table:table-cell office:value-type="string" calcext:value-type="string">
            <text:p>Podobna liczba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ane – Bryne</text:p>
          </table:table-cell>
          <table:table-cell office:value-type="string" calcext:value-type="string">
            <text:p>http://www.toppfotball.no/free/videoId/1e20kddg12jb41qe4h6l8l1121</text:p>
          </table:table-cell>
          <table:table-cell/>
        </table:table-row>
      </table:table>
      <table:table table:name="Austri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8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C Team – Kapfenberg</text:p>
          </table:table-cell>
          <table:table-cell office:value-type="string" calcext:value-type="string">
            <text:p>http://allgoals.com/match/view/36751684/FAC+Team+fur+Wien-Kapfenberg</text:p>
          </table:table-cell>
          <table:table-cell office:value-type="string" calcext:value-type="string">
            <text:p>http://www.laola1.tv/de-at/video/160318-fac-ksv-l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 początku kilka okazji dla Kapfenberg, potem czerwona dla nich i sytuacje dla FAC</text:p>
          </table:table-cell>
        </table:table-row>
        <table:table-row table:style-name="ro1">
          <table:table-cell office:value-type="string" calcext:value-type="string">
            <text:p>Lask – Austria</text:p>
          </table:table-cell>
          <table:table-cell office:value-type="string" calcext:value-type="string">
            <text:p>http://allgoals.com/match/view/36751685/LASK+Linz-Austria+Salzburg</text:p>
          </table:table-cell>
          <table:table-cell office:value-type="string" calcext:value-type="string">
            <text:p>http://www.laola1.tv/de-at/video/2016-03-19-lask-linz-sv-austria-salzburg-l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cje Austrii po kontrach, tak to przewaga LASK, ale bez duzej ilosc groznych bardzo akcji</text:p>
          </table:table-cell>
        </table:table-row>
        <table:table-row table:style-name="ro1">
          <table:table-cell office:value-type="string" calcext:value-type="string">
            <text:p>Liefering – Neustadt</text:p>
          </table:table-cell>
          <table:table-cell office:value-type="string" calcext:value-type="string">
            <text:p>http://allgoals.com/match/view/36751686/Liefering-Neustadt</text:p>
          </table:table-cell>
          <table:table-cell office:value-type="string" calcext:value-type="string">
            <text:p>http://www.laola1.tv/de-at/video/160318-liefering-wrneustadt-l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che więcej sytuacji i posiadania Liefering, szczegolnie kiedy nie wygrywali</text:p>
          </table:table-cell>
        </table:table-row>
        <table:table-row table:style-name="ro1">
          <table:table-cell office:value-type="string" calcext:value-type="string">
            <text:p>St.Polten – Klagenfurt</text:p>
          </table:table-cell>
          <table:table-cell office:value-type="string" calcext:value-type="string">
            <text:p>http://allgoals.com/match/view/36751687/St.+Polten-A.+Klagenfurt</text:p>
          </table:table-cell>
          <table:table-cell office:value-type="string" calcext:value-type="string">
            <text:p>http://www.laola1.tv/de-at/video/160318-stpoelten-klagenfurt-l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1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ustadt – FAC Team</text:p>
          </table:table-cell>
          <table:table-cell office:value-type="string" calcext:value-type="string">
            <text:p>http://allgoals.com/match/view/36754245/Neustadt-FAC+Team+fur+Wien</text:p>
          </table:table-cell>
          <table:table-cell office:value-type="string" calcext:value-type="string">
            <text:p>http://www.laola1.tv/en-at/video/2016-04-02-sc-wiener-neustadt-fac-team-fur-wien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ecej okazji FAC</text:p>
          </table:table-cell>
        </table:table-row>
        <table:table-row table:style-name="ro1">
          <table:table-cell office:value-type="string" calcext:value-type="string">
            <text:p>LASK – St. Polten</text:p>
          </table:table-cell>
          <table:table-cell office:value-type="string" calcext:value-type="string">
            <text:p>http://allgoals.com/match/view/36754246/LASK+Linz-St.+Polten</text:p>
          </table:table-cell>
          <table:table-cell office:value-type="string" calcext:value-type="string">
            <text:p>http://www.laola1.tv/en-at/video/2016-04-02-lask-linz-skn-st-polten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t więcej okazji LASK, ale mecz chyba w miare wyrownany</text:p>
          </table:table-cell>
        </table:table-row>
        <table:table-row table:style-name="ro1">
          <table:table-cell office:value-type="string" calcext:value-type="string">
            <text:p>Austria Salzburg – Wacker Innsbruck</text:p>
          </table:table-cell>
          <table:table-cell office:value-type="string" calcext:value-type="string">
            <text:p>http://allgoals.com/match/view/36754244/Austria+Salzburg-Wacker+Innsbruck</text:p>
          </table:table-cell>
          <table:table-cell office:value-type="string" calcext:value-type="string">
            <text:p>http://www.laola1.tv/en-at/video/2016-04-02-sv-austria-salzburg-fc-wacker-innsbruck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pierwszego gola okazje Austrii, potem okazje w miare rowno</text:p>
          </table:table-cell>
        </table:table-row>
        <table:table-row table:style-name="ro1">
          <table:table-cell office:value-type="string" calcext:value-type="string">
            <text:p>Austria Lustenau – Liefering</text:p>
          </table:table-cell>
          <table:table-cell office:value-type="string" calcext:value-type="string">
            <text:p>http://allgoals.com/match/view/36754243/A.+Lustenau-Liefering</text:p>
          </table:table-cell>
          <table:table-cell office:value-type="string" calcext:value-type="string">
            <text:p>http://www.laola1.tv/en-at/video/2016-04-02-sc-austria-lustenau-fc-liefering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 chyba i podobna liczba okazji</text:p>
          </table:table-cell>
        </table:table-row>
        <table:table-row table:style-name="ro1">
          <table:table-cell office:value-type="string" calcext:value-type="string">
            <text:p>Klagenfurt – Kapfenberg</text:p>
          </table:table-cell>
          <table:table-cell office:value-type="string" calcext:value-type="string">
            <text:p>http://allgoals.com/match/view/36754242/A.+Klagenfurt-Kapfenberg</text:p>
          </table:table-cell>
          <table:table-cell office:value-type="string" calcext:value-type="string">
            <text:p>http://www.laola1.tv/en-at/video/2016-04-02-sk-austria-klagenfurt-ksv-1919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by okazji podobnie, ale jakosciowo Kapfenberg lepiej</text:p>
          </table:table-cell>
        </table:table-row>
        <table:table-row table:style-name="ro1">
          <table:table-cell office:value-type="string" calcext:value-type="string">
            <text:p>08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cker Innsbruck – Austria Klagenfurt</text:p>
          </table:table-cell>
          <table:table-cell office:value-type="string" calcext:value-type="string">
            <text:p>http://allgoals.com/match/view/36755944/Wacker+Innsbruck-A.+Klagenfurt</text:p>
          </table:table-cell>
          <table:table-cell office:value-type="string" calcext:value-type="string">
            <text:p>http://www.laola1.tv/en-int/video/2016-04-09-fc-wacker-innsbruck-sk-austria-klagenfurt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tuacje tak troche więcej Wacker</text:p>
          </table:table-cell>
        </table:table-row>
        <table:table-row table:style-name="ro1">
          <table:table-cell office:value-type="string" calcext:value-type="string">
            <text:p>St.Polten – Neustadt</text:p>
          </table:table-cell>
          <table:table-cell office:value-type="string" calcext:value-type="string">
            <text:p>http://allgoals.com/match/view/36755945/St.+Polten-Neustadt</text:p>
          </table:table-cell>
          <table:table-cell office:value-type="string" calcext:value-type="string">
            <text:p>http://www.laola1.tv/en-int/video/2016-04-09-skn-st-polten-sc-wiener-neustadt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źnych ciut więcej St. Polten</text:p>
          </table:table-cell>
        </table:table-row>
        <table:table-row table:style-name="ro1">
          <table:table-cell office:value-type="string" calcext:value-type="string">
            <text:p>Liefering – FAC Team</text:p>
          </table:table-cell>
          <table:table-cell office:value-type="string" calcext:value-type="string">
            <text:p>http://allgoals.com/teams/info/2015/Liefering</text:p>
          </table:table-cell>
          <table:table-cell office:value-type="string" calcext:value-type="string">
            <text:p>http://www.laola1.tv/en-int/video/2016-04-09-fc-liefering-fac-team-fur-wien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czerwonej równy, potem okazje Liefering</text:p>
          </table:table-cell>
        </table:table-row>
        <table:table-row table:style-name="ro1">
          <table:table-cell office:value-type="string" calcext:value-type="string">
            <text:p>Kapfenberg – LASK</text:p>
          </table:table-cell>
          <table:table-cell office:value-type="string" calcext:value-type="string">
            <text:p>http://allgoals.com/match/view/36755942/Kapfenberg-LASK+Linz</text:p>
          </table:table-cell>
          <table:table-cell office:value-type="string" calcext:value-type="string">
            <text:p>http://www.laola1.tv/en-int/video/2016-04-09-ksv-1919-lask-linz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Lask</text:p>
          </table:table-cell>
        </table:table-row>
        <table:table-row table:style-name="ro1">
          <table:table-cell office:value-type="string" calcext:value-type="string">
            <text:p>Austria Lustenau – Austria Salzburg</text:p>
          </table:table-cell>
          <table:table-cell office:value-type="string" calcext:value-type="string">
            <text:p>http://allgoals.com/match/view/36755941/A.+Lustenau-Austria+Salzburg</text:p>
          </table:table-cell>
          <table:table-cell office:value-type="string" calcext:value-type="string">
            <text:p>http://www.laola1.tv/en-int/video/2016-04-09-sc-austria-lustenau-sv-austria-salzburg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5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ustadt – Lustenau</text:p>
          </table:table-cell>
          <table:table-cell office:value-type="string" calcext:value-type="string">
            <text:p>http://allgoals.com/match/view/36757666/Neustadt-A.+Lustenau</text:p>
          </table:table-cell>
          <table:table-cell office:value-type="string" calcext:value-type="string">
            <text:p>http://www.laola1.tv/en-int/video/sc-wiener-neustadt-sc-austria-lustenau-highlights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efering – Klagenfurt</text:p>
          </table:table-cell>
          <table:table-cell office:value-type="string" calcext:value-type="string">
            <text:p>http://allgoals.com/match/view/36757665/Liefering-A.+Klagenfurt</text:p>
          </table:table-cell>
          <table:table-cell office:value-type="string" calcext:value-type="string">
            <text:p>http://www.laola1.tv/en-int/video/fc-liefering-sk-austria-klagenfurt-highlights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apfenberg – Wacker Innsbruck</text:p>
          </table:table-cell>
          <table:table-cell office:value-type="string" calcext:value-type="string">
            <text:p>http://allgoals.com/match/view/36757664/Kapfenberg-Wacker+Innsbruck</text:p>
          </table:table-cell>
          <table:table-cell office:value-type="string" calcext:value-type="string">
            <text:p>http://www.laola1.tv/en-int/video/ksv-1919-fc-wacker-innsbruck-highlights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C Team – LASK</text:p>
          </table:table-cell>
          <table:table-cell office:value-type="string" calcext:value-type="string">
            <text:p>http://allgoals.com/match/view/36757663/FAC+Team+fur+Wien-LASK+Linz</text:p>
          </table:table-cell>
          <table:table-cell office:value-type="string" calcext:value-type="string">
            <text:p>http://www.laola1.tv/en-int/video/fac-team-fur-wien-lask-linz-highlights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stria Salzburg – St. Polten</text:p>
          </table:table-cell>
          <table:table-cell office:value-type="string" calcext:value-type="string">
            <text:p>http://allgoals.com/match/view/36757667/Austria+Salzburg-St.+Polten</text:p>
          </table:table-cell>
          <table:table-cell office:value-type="string" calcext:value-type="string">
            <text:p>http://www.laola1.tv/en-int/video/2016-04-16-sv-austria-salzburg-skn-st-polten-l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2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cker Innsbruck – FAC Team</text:p>
          </table:table-cell>
          <table:table-cell office:value-type="string" calcext:value-type="string">
            <text:p>http://www.meczyki.pl/wyniki-meczu-fc-wacker-innsbruck-floridsdorfer-ac-2047205-events</text:p>
          </table:table-cell>
          <table:table-cell office:value-type="string" calcext:value-type="string">
            <text:p>http://www.laola1.tv/en-int/video/fc-wacker-innsbruck-fac-team-fur-wien-highlights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Wacker</text:p>
          </table:table-cell>
        </table:table-row>
        <table:table-row table:style-name="ro1">
          <table:table-cell office:value-type="string" calcext:value-type="string">
            <text:p>St.Polten – Liefering</text:p>
          </table:table-cell>
          <table:table-cell office:value-type="string" calcext:value-type="string">
            <text:p>http://www.meczyki.pl/wyniki-meczu-skn-sankt-polten-liefering-2047204-events</text:p>
          </table:table-cell>
          <table:table-cell office:value-type="string" calcext:value-type="string">
            <text:p>http://www.laola1.tv/en-int/video/skn-stpoelten-fc-leifering-2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równy mecz</text:p>
          </table:table-cell>
        </table:table-row>
        <table:table-row table:style-name="ro1">
          <table:table-cell office:value-type="string" calcext:value-type="string">
            <text:p>LASK – Neustadt</text:p>
          </table:table-cell>
          <table:table-cell office:value-type="string" calcext:value-type="string">
            <text:p>http://www.meczyki.pl/wyniki-meczu-lask-linz-wiener-neustadt-2047203-events</text:p>
          </table:table-cell>
          <table:table-cell office:value-type="string" calcext:value-type="string">
            <text:p>http://www.laola1.tv/en-int/video/lask-linz-sc-wiener-neustadt-highlights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Lask</text:p>
          </table:table-cell>
        </table:table-row>
        <table:table-row table:style-name="ro1">
          <table:table-cell office:value-type="string" calcext:value-type="string">
            <text:p>Lustenau – Kapfenberg</text:p>
          </table:table-cell>
          <table:table-cell office:value-type="string" calcext:value-type="string">
            <text:p>http://www.meczyki.pl/wyniki-meczu-sc-austria-lustenau-sv-kapfenberg-2047206-events</text:p>
          </table:table-cell>
          <table:table-cell office:value-type="string" calcext:value-type="string">
            <text:p>http://www.laola1.tv/en-int/video/sc-austria-lustenau-ksv-1919-highlights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równy mecz</text:p>
          </table:table-cell>
        </table:table-row>
        <table:table-row table:style-name="ro1">
          <table:table-cell office:value-type="string" calcext:value-type="string">
            <text:p>Klagenfurt – Austria Salzburg</text:p>
          </table:table-cell>
          <table:table-cell office:value-type="string" calcext:value-type="string">
            <text:p>http://www.meczyki.pl/wyniki-meczu-austria-klagenfurt-austria-salzburg-2047207-events</text:p>
          </table:table-cell>
          <table:table-cell office:value-type="string" calcext:value-type="string">
            <text:p>http://www.laola1.tv/en-int/video/sk-austria-klagenfurt-sv-austria-salzburg-highlights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równy mec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9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cker – St. Polten</text:p>
          </table:table-cell>
          <table:table-cell office:value-type="string" calcext:value-type="string">
            <text:p>http://www.meczyki.pl/wyniki-meczu-austria-klagenfurt-austria-salzburg-2047207-events</text:p>
          </table:table-cell>
          <table:table-cell office:value-type="string" calcext:value-type="string">
            <text:p>http://www.laola1.tv/en-at/video/2016-04-30-fc-wacker-innsbruck-skn-st-polten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sze okazje Wacker</text:p>
          </table:table-cell>
        </table:table-row>
        <table:table-row table:style-name="ro1">
          <table:table-cell office:value-type="string" calcext:value-type="string">
            <text:p>Klagenfurt – Neustadt</text:p>
          </table:table-cell>
          <table:table-cell office:value-type="string" calcext:value-type="string">
            <text:p>http://www.meczyki.pl/wyniki-meczu-sv-kapfenberg-wiener-neustadt-2047213-events</text:p>
          </table:table-cell>
          <table:table-cell office:value-type="string" calcext:value-type="string">
            <text:p>http://www.laola1.tv/en-at/video/2016-04-30-ksv-1919-sc-wiener-neustadt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zybka czerwona dla Neustadt i przewaga Kapfenberg, kontry Neustadt</text:p>
          </table:table-cell>
        </table:table-row>
        <table:table-row table:style-name="ro1">
          <table:table-cell office:value-type="string" calcext:value-type="string">
            <text:p>Salzburg – Liefering</text:p>
          </table:table-cell>
          <table:table-cell office:value-type="string" calcext:value-type="string">
            <text:p>http://www.meczyki.pl/wyniki-meczu-austria-salzburg-liefering-2047216-events</text:p>
          </table:table-cell>
          <table:table-cell office:value-type="string" calcext:value-type="string">
            <text:p>http://www.laola1.tv/en-at/video/2016-04-30-sv-austria-salzburg-fc-liefering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dobre Salzburg</text:p>
          </table:table-cell>
        </table:table-row>
        <table:table-row table:style-name="ro1">
          <table:table-cell office:value-type="string" calcext:value-type="string">
            <text:p>Lustenau – Wien</text:p>
          </table:table-cell>
          <table:table-cell office:value-type="string" calcext:value-type="string">
            <text:p>http://www.meczyki.pl/wyniki-meczu-sc-austria-lustenau-floridsdorfer-ac-2047215-events</text:p>
          </table:table-cell>
          <table:table-cell office:value-type="string" calcext:value-type="string">
            <text:p>http://www.laola1.tv/en-at/video/2016-04-30-sc-austria-lustenau-fac-team-fur-wien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Lustenau</text:p>
          </table:table-cell>
        </table:table-row>
        <table:table-row table:style-name="ro1">
          <table:table-cell office:value-type="string" calcext:value-type="string">
            <text:p>Klagenfurt – Lask Linz</text:p>
          </table:table-cell>
          <table:table-cell office:value-type="string" calcext:value-type="string">
            <text:p>http://www.meczyki.pl/wyniki-meczu-austria-klagenfurt-lask-linz-2047217-events</text:p>
          </table:table-cell>
          <table:table-cell office:value-type="string" calcext:value-type="string">
            <text:p>http://www.laola1.tv/en-at/video/2016-04-30-sk-austria-klagenfurt-lask-linz-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okazje LASK</text:p>
          </table:table-cell>
        </table:table-row>
      </table:table>
      <table:table table:name="Finl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JK – Mariehamn</text:p>
          </table:table-cell>
          <table:table-cell office:value-type="string" calcext:value-type="string">
            <text:p>http://www.hjk.fi/uutiset/Miehet-3618</text:p>
          </table:table-cell>
          <table:table-cell office:value-type="string" calcext:value-type="string">
            <text:p>https://www.youtube.com/watch?v=wiYD6AFRt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4558/HJK-Marieham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wieksza ilosc sytuacji HJK, ale bez dominacji bardzo duzej</text:p>
          </table:table-cell>
        </table:table-row>
        <table:table-row table:style-name="ro1">
          <table:table-cell office:value-type="string" calcext:value-type="string">
            <text:p>PK-35 – Rovaniemi</text:p>
          </table:table-cell>
          <table:table-cell office:value-type="string" calcext:value-type="string">
            <text:p>http://www.rops.fi/edustusjoukkueen-uutiset/4245-rops-n-kaukolaukaukset-upottivat-pk-35-n</text:p>
          </table:table-cell>
          <table:table-cell office:value-type="string" calcext:value-type="string">
            <text:p>https://www.youtube.com/watch?v=aGG5f8PAMx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4560/PK-35+Vantaa-Rovaniem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JK – VPS</text:p>
          </table:table-cell>
          <table:table-cell office:value-type="string" calcext:value-type="string">
            <text:p>http://www.hjk.fi/uutiset/Miehet-3625</text:p>
          </table:table-cell>
          <table:table-cell office:value-type="string" calcext:value-type="string">
            <text:p>https://www.youtube.com/watch?v=aDCqDnhFyr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5959/HJK-V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K przewaga</text:p>
          </table:table-cell>
        </table:table-row>
        <table:table-row table:style-name="ro1">
          <table:table-cell office:value-type="string" calcext:value-type="string">
            <text:p>Kemi – SJK</text:p>
          </table:table-cell>
          <table:table-cell office:value-type="string" calcext:value-type="string">
            <text:p>http://www.pskemi.fi/ps-kemin-liiga-avaus-paattyi-tappioon/</text:p>
          </table:table-cell>
          <table:table-cell office:value-type="string" calcext:value-type="string">
            <text:p>http://allgoals.com/match/view/36746005/KuPS-PS+Ke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tZEKBjurf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ść okazji podobna, Kemi generalnie chyba lepiej od oczekiwań</text:p>
          </table:table-cell>
        </table:table-row>
        <table:table-row table:style-name="ro1">
          <table:table-cell office:value-type="string" calcext:value-type="string">
            <text:p>PK-35 – HIFK</text:p>
          </table:table-cell>
          <table:table-cell/>
          <table:table-cell office:value-type="string" calcext:value-type="string">
            <text:p>https://www.youtube.com/watch?v=kJCgKu0Ge3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6289/PK-35+Vantaa-HIF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iehamn – Rovaniemi</text:p>
          </table:table-cell>
          <table:table-cell office:value-type="string" calcext:value-type="string">
            <text:p>http://www.ifkfotboll.ax/nyheter/orgill-matchhjalte-hemmapremiaren</text:p>
          </table:table-cell>
          <table:table-cell office:value-type="string" calcext:value-type="string">
            <text:p>http://allgoals.com/match/view/36756288/Mariehamn-Rovanie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ehamn przewazalo do pierwszej bramki, potem oddali tro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ups – Ilves</text:p>
          </table:table-cell>
          <table:table-cell office:value-type="string" calcext:value-type="string">
            <text:p>http://www.kups.fi/news.php?id=2999</text:p>
          </table:table-cell>
          <table:table-cell office:value-type="string" calcext:value-type="string">
            <text:p>http://allgoals.com/match/view/36756287/KuPS-Ilv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_E4cFReErd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yba lepsza gra Ilves</text:p>
          </table:table-cell>
        </table:table-row>
        <table:table-row table:style-name="ro1">
          <table:table-cell office:value-type="string" calcext:value-type="string">
            <text:p>Inter Turku – Lahti</text:p>
          </table:table-cell>
          <table:table-cell office:value-type="string" calcext:value-type="string">
            <text:p>http://fcinter.fi/uutiset/2016/04/09/otteluraportti-fc-inter-fc-lahti</text:p>
          </table:table-cell>
          <table:table-cell office:value-type="string" calcext:value-type="string">
            <text:p>http://allgoals.com/match/view/36744015/Inter+Turku-Lahti</text:p>
          </table:table-cell>
        </table:table-row>
        <table:table-row table:style-name="ro1">
          <table:table-cell/>
          <table:table-cell office:value-type="string" calcext:value-type="string">
            <text:p>http://www.fclahti.fi/uutiset/2016/04/09/otteluraportti-fc-inter-fc-lahti</text:p>
          </table:table-cell>
          <table:table-cell office:value-type="string" calcext:value-type="string">
            <text:p>Chyba wyrównane ze wskazaniem na In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I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JK – Mariehamn</text:p>
          </table:table-cell>
          <table:table-cell office:value-type="string" calcext:value-type="string">
            <text:p>http://www.sjk2007.fi/uutiset/Vierasjoukkue_nappasi_voiton_kotiavauksessa_8672.html</text:p>
          </table:table-cell>
          <table:table-cell office:value-type="string" calcext:value-type="string">
            <text:p>http://allgoals.com/match/view/36757605/SJK-Marieham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hZh78TFQdw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ataków SJK</text:p>
          </table:table-cell>
        </table:table-row>
        <table:table-row table:style-name="ro1">
          <table:table-cell office:value-type="string" calcext:value-type="string">
            <text:p>ROPS – HJK</text:p>
          </table:table-cell>
          <table:table-cell office:value-type="string" calcext:value-type="string">
            <text:p>http://www.hjk.fi/uutiset/Miehet-3630</text:p>
          </table:table-cell>
          <table:table-cell office:value-type="string" calcext:value-type="string">
            <text:p>http://allgoals.com/match/view/36757604/Rovaniemi-HJ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mTYcQ4M0J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wyrównany</text:p>
          </table:table-cell>
        </table:table-row>
        <table:table-row table:style-name="ro1">
          <table:table-cell office:value-type="string" calcext:value-type="string">
            <text:p>Kups – PK-35</text:p>
          </table:table-cell>
          <table:table-cell office:value-type="string" calcext:value-type="string">
            <text:p>http://www.kups.fi/fi/uutiset/veikkausliiga-kups-pk-35-90-min-2-3-1-3?start=34</text:p>
          </table:table-cell>
          <table:table-cell office:value-type="string" calcext:value-type="string">
            <text:p>http://allgoals.com/match/view/36757603/KuPS-PK-35+Vanta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IFK – Inter Turku</text:p>
          </table:table-cell>
          <table:table-cell office:value-type="string" calcext:value-type="string">
            <text:p>http://fcinter.fi/uutiset/2016/04/14/otteluraportti-hifk-fc-inter</text:p>
          </table:table-cell>
          <table:table-cell office:value-type="string" calcext:value-type="string">
            <text:p>http://allgoals.com/match/view/36757602/HIFK-Inter+Turk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prmBYCOklE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V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mi – Mariehamn</text:p>
          </table:table-cell>
          <table:table-cell office:value-type="string" calcext:value-type="string">
            <text:p>http://www.ifkfotboll.ax/nyheter/tre-poang-ifk-mot-ps-kemi</text:p>
          </table:table-cell>
          <table:table-cell office:value-type="string" calcext:value-type="string">
            <text:p>http://www.meczyki.pl/wyniki-meczu-ps-kemi-mariehamn-218794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7FYyO812cX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i więcej Kemi, przewaga w meczu nie wiem</text:p>
          </table:table-cell>
        </table:table-row>
        <table:table-row table:style-name="ro1">
          <table:table-cell office:value-type="string" calcext:value-type="string">
            <text:p>PK-35 – VPS</text:p>
          </table:table-cell>
          <table:table-cell/>
          <table:table-cell office:value-type="string" calcext:value-type="string">
            <text:p>http://www.meczyki.pl/wyniki-meczu-pk35-vantaa-vps-218794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y8qC4qUGEt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hti – HIFK</text:p>
          </table:table-cell>
          <table:table-cell office:value-type="string" calcext:value-type="string">
            <text:p>http://www.fclahti.fi/uutiset/2016/04/18/otteluraportti-fc-lahti-hifk</text:p>
          </table:table-cell>
          <table:table-cell office:value-type="string" calcext:value-type="string">
            <text:p>http://www.meczyki.pl/wyniki-meczu-lahti-hifk-218794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BWRn2lFqg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, ciut więcej okazji Lahti</text:p>
          </table:table-cell>
        </table:table-row>
        <table:table-row table:style-name="ro1">
          <table:table-cell office:value-type="string" calcext:value-type="string">
            <text:p>Inter Turku – KUPS</text:p>
          </table:table-cell>
          <table:table-cell office:value-type="string" calcext:value-type="string">
            <text:p>http://fcinter.fi/uutiset/2016/04/18/otteluraportti-fc-inter-kups</text:p>
          </table:table-cell>
          <table:table-cell office:value-type="string" calcext:value-type="string">
            <text:p>http://www.meczyki.pl/wyniki-meczu-hifk-inter-turku-218793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_-Ped2V6S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 generalnie przewazal</text:p>
          </table:table-cell>
        </table:table-row>
        <table:table-row table:style-name="ro1">
          <table:table-cell office:value-type="string" calcext:value-type="string">
            <text:p>HJK – SJK</text:p>
          </table:table-cell>
          <table:table-cell office:value-type="string" calcext:value-type="string">
            <text:p>http://www.hjk.fi/uutiset/Miehet-3632</text:p>
          </table:table-cell>
          <table:table-cell office:value-type="string" calcext:value-type="string">
            <text:p>http://www.meczyki.pl/wyniki-meczu-hjk-sjk-218794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youtube.com/watch?v=mFXCxTbNKOM</text:p>
          </table:table-cell>
        </table:table-row>
      </table:table>
      <table:table table:name="Sweden 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lmo – Norrkoping</text:p>
          </table:table-cell>
          <table:table-cell/>
          <table:table-cell office:value-type="string" calcext:value-type="string">
            <text:p>https://www.youtube.com/watch?v=zdrOC3Vuh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malmo-ff-norrkoping-2175853-events</text:p>
          </table:table-cell>
        </table:table-row>
        <table:table-row table:style-name="ro1">
          <table:table-cell office:value-type="string" calcext:value-type="string">
            <text:p>Gefle – Helsinborg</text:p>
          </table:table-cell>
          <table:table-cell office:value-type="string" calcext:value-type="string">
            <text:p>http://www.expressen.se/kvallsposten/sport/bojanic-far-nyckelroll-i-premiaren-mot-gefle/</text:p>
          </table:table-cell>
          <table:table-cell office:value-type="string" calcext:value-type="string">
            <text:p>http://footballhighlights24.com/highlight/sweden/allsvenskan/03-04-2016/gefle-vs-helsingborg-1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gefle-helsingborg-2175856-events</text:p>
          </table:table-cell>
        </table:table-row>
        <table:table-row table:style-name="ro1">
          <table:table-cell office:value-type="string" calcext:value-type="string">
            <text:p>Orebro – Djurgardens</text:p>
          </table:table-cell>
          <table:table-cell office:value-type="string" calcext:value-type="string">
            <text:p>http://na.se/sporten/sporttt/1.3724173-djurgarden-tackade-fansen</text:p>
          </table:table-cell>
          <table:table-cell office:value-type="string" calcext:value-type="string">
            <text:p>http://footballhighlights24.com/highlight/sweden/allsvenskan/03-04-2016/orebro-vs-djurgarden-0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%C3%96rebro-djurg%C3%A5rden-217585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urgarden lepiej</text:p>
          </table:table-cell>
        </table:table-row>
        <table:table-row table:style-name="ro1">
          <table:table-cell office:value-type="string" calcext:value-type="string">
            <text:p>Hacken – Elfsborg</text:p>
          </table:table-cell>
          <table:table-cell office:value-type="string" calcext:value-type="string">
            <text:p>http://www.fotbollskanalen.se/allsvenskan/tv-tung-premiarseger-for-hacken---slog-elfsborg/</text:p>
          </table:table-cell>
          <table:table-cell office:value-type="string" calcext:value-type="string">
            <text:p>http://www.meczyki.pl/wyniki-meczu-h%C3%A4cken-elfsborg-217585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, gdzie nawet lepiej grał Elfsborg, tylko był nieskuteczny</text:p>
          </table:table-cell>
        </table:table-row>
        <table:table-row table:style-name="ro1">
          <table:table-cell office:value-type="string" calcext:value-type="string">
            <text:p>Falkenbergs – Goteborg</text:p>
          </table:table-cell>
          <table:table-cell office:value-type="string" calcext:value-type="string">
            <text:p>http://www.svenskafans.com/fotboll/falkenbergs-ff-ifk-goteborg-0-2-saker-premiarseger-550291.aspx</text:p>
          </table:table-cell>
          <table:table-cell office:value-type="string" calcext:value-type="string">
            <text:p>https://www.youtube.com/watch?v=h9SIXZTo01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druzyna,ifk-goteborg,2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okazje Goteborg</text:p>
          </table:table-cell>
        </table:table-row>
        <table:table-row table:style-name="ro1">
          <table:table-cell office:value-type="string" calcext:value-type="string">
            <text:p>AIK – Sundsvall</text:p>
          </table:table-cell>
          <table:table-cell office:value-type="string" calcext:value-type="string">
            <text:p>http://www.fotbollskanalen.se/allsvenskan/tv-aiks-missrakning---tappade-poang-i-premiaren-mot-giffarna/</text:p>
          </table:table-cell>
          <table:table-cell office:value-type="string" calcext:value-type="string">
            <text:p>https://www.youtube.com/watch?v=Qxg3_5ikoC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aik-gif-sundsvall-217585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okazje jakieś tam AIK, ale nic specjalnego</text:p>
          </table:table-cell>
        </table:table-row>
        <table:table-row table:style-name="ro1">
          <table:table-cell office:value-type="string" calcext:value-type="string">
            <text:p>Hammarby – Ostersunds</text:p>
          </table:table-cell>
          <table:table-cell office:value-type="string" calcext:value-type="string">
            <text:p>http://www.fotbollskanalen.se/allsvenskan/tv-ostersund-tog-historisk-poang-mot-hammarby-efter-tiki-taka-anfall/</text:p>
          </table:table-cell>
          <table:table-cell office:value-type="string" calcext:value-type="string">
            <text:p>https://www.youtube.com/watch?v=LeeTjRyXa4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hammarby-%C3%96stersunds-fk-217585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ersunds lepiej g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I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cken – Norrkoping</text:p>
          </table:table-cell>
          <table:table-cell office:value-type="string" calcext:value-type="string">
            <text:p>http://www.fotbollskanalen.se/allsvenskan/tv-norrkoping-avgjorde-med-vacker-lobb---i-95e-minuten/</text:p>
          </table:table-cell>
          <table:table-cell office:value-type="string" calcext:value-type="string">
            <text:p>https://www.youtube.com/watch?v=vmT3wE-Ht6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h%E3%A4cken-norrkoping-217586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yba lepiej Norrkoping</text:p>
          </table:table-cell>
        </table:table-row>
        <table:table-row table:style-name="ro1">
          <table:table-cell office:value-type="string" calcext:value-type="string">
            <text:p>Kalmar – Elfsborg</text:p>
          </table:table-cell>
          <table:table-cell office:value-type="string" calcext:value-type="string">
            <text:p>http://www.fotbollskanalen.se/allsvenskan/tv-kalmar-besegrade-elfsborg-efter-malrik-forsta-halvlek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svenskafans.com/fotboll/kff/kalmar-vann-hemma-mot-elfsborg-550696.aspx</text:p>
          </table:table-cell>
          <table:table-cell office:value-type="string" calcext:value-type="string">
            <text:p>http://www.meczyki.pl/wyniki-meczu-kalmar-elfsborg-217587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lmar co najmniej dobry mecz</text:p>
          </table:table-cell>
        </table:table-row>
        <table:table-row table:style-name="ro1">
          <table:table-cell office:value-type="string" calcext:value-type="string">
            <text:p>Hammarby – Helsinborg</text:p>
          </table:table-cell>
          <table:table-cell office:value-type="string" calcext:value-type="string">
            <text:p>http://www.fotbollskanalen.se/allsvenskan/forsta-segern-for-hammarby---krossade-helsingborg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svenskafans.com/fotboll/bajen/islossning-for-bajen-mot-helsingborg-550669.aspx</text:p>
          </table:table-cell>
          <table:table-cell office:value-type="string" calcext:value-type="string">
            <text:p>http://www.meczyki.pl/wyniki-meczu-hammarby-helsingborg-2175868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fle – Djurgarden</text:p>
          </table:table-cell>
          <table:table-cell office:value-type="string" calcext:value-type="string">
            <text:p>http://www.fotbollskanalen.se/allsvenskan/tv-djurgarden-vande-pa-allt----tog-sin-tredje-raka-seger/</text:p>
          </table:table-cell>
          <table:table-cell office:value-type="string" calcext:value-type="string">
            <text:p>http://www.meczyki.pl/wyniki-meczu-gefle-djurg%E3%B5rden-2175872-events</text:p>
          </table:table-cell>
        </table:table-row>
        <table:table-row table:style-name="ro1">
          <table:table-cell/>
          <table:table-cell office:value-type="string" calcext:value-type="string">
            <text:p>http://www.svenskafans.com/fotboll/djurgarden-fortsatt-bast-i-stan-550667.aspx</text:p>
          </table:table-cell>
          <table:table-cell office:value-type="string" calcext:value-type="string">
            <text:p>Większość meczu lepiej Djurgarden, poza częściami i okazjami Gefle</text:p>
          </table:table-cell>
        </table:table-row>
        <table:table-row table:style-name="ro1">
          <table:table-cell office:value-type="string" calcext:value-type="string">
            <text:p>Falkenbergs – Ostersunds</text:p>
          </table:table-cell>
          <table:table-cell office:value-type="string" calcext:value-type="string">
            <text:p>http://www.fotbollskanalen.se/allsvenskan/tv-ostersund-tog-hem-sin-forsta-seger-i-allsvenskan/</text:p>
          </table:table-cell>
          <table:table-cell office:value-type="string" calcext:value-type="string">
            <text:p>http://www.meczyki.pl/wyniki-meczu-falkenberg-%E3%96stersunds-fk-2175873-events</text:p>
          </table:table-cell>
        </table:table-row>
        <table:table-row table:style-name="ro1">
          <table:table-cell/>
          <table:table-cell office:value-type="string" calcext:value-type="string">
            <text:p>http://www.svenskafans.com/fotboll/falkenberg-ofk-1-2-0-2-550720.aspx</text:p>
          </table:table-cell>
          <table:table-cell office:value-type="string" calcext:value-type="string">
            <text:p>Ostersunds w pierwszej połowie lepiej, w drugiej po stracie gola zaatakował Falkenbergs</text:p>
          </table:table-cell>
        </table:table-row>
        <table:table-row table:style-name="ro1">
          <table:table-cell office:value-type="string" calcext:value-type="string">
            <text:p>Orebro – Jonkopings</text:p>
          </table:table-cell>
          <table:table-cell office:value-type="string" calcext:value-type="string">
            <text:p>http://www.fotbollskanalen.se/allsvenskan/tv-orebro-tog-sin-andra-raka-seger---j-sodra-foll-for-forsta-gangen/</text:p>
          </table:table-cell>
          <table:table-cell office:value-type="string" calcext:value-type="string">
            <text:p>http://www.meczyki.pl/wyniki-meczu-%E3%96rebro-jonkopings-sodra-2175874-events</text:p>
          </table:table-cell>
        </table:table-row>
        <table:table-row table:style-name="ro1">
          <table:table-cell/>
          <table:table-cell office:value-type="string" calcext:value-type="string">
            <text:p>http://www.svenskafans.com/fotboll/osk/onodigt-spannande-nar-osk-vann-550746.aspx</text:p>
          </table:table-cell>
          <table:table-cell office:value-type="string" calcext:value-type="string">
            <text:p>Orebro lepiej</text:p>
          </table:table-cell>
        </table:table-row>
        <table:table-row table:style-name="ro1">
          <table:table-cell office:value-type="string" calcext:value-type="string">
            <text:p>Malmo – Sundsvall</text:p>
          </table:table-cell>
          <table:table-cell/>
          <table:table-cell office:value-type="string" calcext:value-type="string">
            <text:p>http://www.meczyki.pl/wyniki-meczu-malmo-ff-gif-sundsvall-2175870-events</text:p>
          </table:table-cell>
        </table:table-row>
        <table:table-row table:style-name="ro1">
          <table:table-cell/>
          <table:table-cell office:value-type="string" calcext:value-type="string">
            <text:p>http://www.svenskafans.com/fotboll/mff/malmo-ff-gif-sundsvall-1-2-piss-mog-och-konsekvens--550767.aspx</text:p>
          </table:table-cell>
          <table:table-cell/>
        </table:table-row>
        <table:table-row table:style-name="ro1">
          <table:table-cell office:value-type="string" calcext:value-type="string">
            <text:p>AIK – Goteborg</text:p>
          </table:table-cell>
          <table:table-cell office:value-type="string" calcext:value-type="string">
            <text:p>http://www.fotbollskanalen.se/allsvenskan/tv-dramatisk-malfest-mellan-aik-och-blavitt---3-3-pa-friends/</text:p>
          </table:table-cell>
          <table:table-cell office:value-type="string" calcext:value-type="string">
            <text:p>http://www.meczyki.pl/wyniki-meczu-aik-ifk-goteborg-2175867-events</text:p>
          </table:table-cell>
        </table:table-row>
        <table:table-row table:style-name="ro1">
          <table:table-cell/>
          <table:table-cell office:value-type="string" calcext:value-type="string">
            <text:p>http://www.svenskafans.com/fotboll/aik/spelarbetyg-aik-ifk-goteborg-550750.aspx</text:p>
          </table:table-cell>
          <table:table-cell office:value-type="string" calcext:value-type="string">
            <text:p>Lepiej AIK</text:p>
          </table:table-cell>
        </table:table-row>
      </table:table>
      <table:table table:name="Sweden 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I kolej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lmstads – Trelleborgs</text:p>
          </table:table-cell>
          <table:table-cell office:value-type="string" calcext:value-type="string">
            <text:p>http://www.svenskafans.com/fotboll/hbk/halmstads-bk-trelleborgs-ff-3-0-550619.aspx</text:p>
          </table:table-cell>
          <table:table-cell office:value-type="string" calcext:value-type="string">
            <text:p>http://www.meczyki.pl/wyniki-meczu-halmstad-trelleborg-217620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strzelenia trzech goli przewaga i okazje Halmstad, potem miał Trellebor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j – Assyriska</text:p>
          </table:table-cell>
          <table:table-cell office:value-type="string" calcext:value-type="string">
            <text:p>http://www.svenskafans.com/fotboll/ik_frej/seger-i-hemmapremiaren-550643.aspx</text:p>
          </table:table-cell>
          <table:table-cell office:value-type="string" calcext:value-type="string">
            <text:p>http://www.meczyki.pl/wyniki-meczu-frej-assyriska-217619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erwsza polowa rowna i niewiele się dzialo, Assyriska cos tam probowala grac, po golu lepiej Frej az do kiedy strzelili, bo wtedy znowu Assyrisk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FC – GAIS</text:p>
          </table:table-cell>
          <table:table-cell office:value-type="string" calcext:value-type="string">
            <text:p>http://www.svenskafans.com/fotboll/afcunited/hemmapremiaren-mot-gais-slutade-i-storseger-550626.aspx</text:p>
          </table:table-cell>
          <table:table-cell office:value-type="string" calcext:value-type="string">
            <text:p>http://www.meczyki.pl/wyniki-meczu-afc-united-gais-217619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sza gra AFC</text:p>
          </table:table-cell>
        </table:table-row>
        <table:table-row table:style-name="ro1">
          <table:table-cell office:value-type="string" calcext:value-type="string">
            <text:p>Atvidabergs – Sirius</text:p>
          </table:table-cell>
          <table:table-cell office:value-type="string" calcext:value-type="string">
            <text:p>http://www.svenskafans.com/fotboll/full-pott-efter-tva-omgangar-atvidaberg-sirius-0-3-550690.aspx</text:p>
          </table:table-cell>
          <table:table-cell office:value-type="string" calcext:value-type="string">
            <text:p>http://www.meczyki.pl/wyniki-meczu-%E3%85tvidaberg-sirius-217620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nie lepsza gra Sirius</text:p>
          </table:table-cell>
        </table:table-row>
        <table:table-row table:style-name="ro1">
          <table:table-cell office:value-type="string" calcext:value-type="string">
            <text:p>Varnamo – Ljungiskile</text:p>
          </table:table-cell>
          <table:table-cell office:value-type="string" calcext:value-type="string">
            <text:p>http://sverigesradio.se/sida/artikel.aspx?programid=91&amp;artikel=6408146</text:p>
          </table:table-cell>
          <table:table-cell office:value-type="string" calcext:value-type="string">
            <text:p>http://www.meczyki.pl/wyniki-meczu-v%E3%A4rnamo-ljungskile-217619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Ljungiskile</text:p>
          </table:table-cell>
        </table:table-row>
        <table:table-row table:style-name="ro1">
          <table:table-cell office:value-type="string" calcext:value-type="string">
            <text:p>Syrianska – Degerfors</text:p>
          </table:table-cell>
          <table:table-cell office:value-type="string" calcext:value-type="string">
            <text:p>http://www.laget.se/syrianskafcA/news/4531310/Tva-tappade-poang-for-Syrianska</text:p>
          </table:table-cell>
          <table:table-cell office:value-type="string" calcext:value-type="string">
            <text:p>http://www.meczyki.pl/wyniki-meczu-syrianska-fc-degerfors-217619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rianska dużo lepiej</text:p>
          </table:table-cell>
        </table:table-row>
        <table:table-row table:style-name="ro1">
          <table:table-cell office:value-type="string" calcext:value-type="string">
            <text:p>Orgryte – Angeholms</text:p>
          </table:table-cell>
          <table:table-cell office:value-type="string" calcext:value-type="string">
            <text:p>http://www.angelholmsff.se/okategoriserade/bortaseger-mot-orgryte/</text:p>
          </table:table-cell>
          <table:table-cell office:value-type="string" calcext:value-type="string">
            <text:p>http://www.meczyki.pl/wyniki-meczu-%E3%96rgryte-%E3%84ngelholm-217619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ryte na początku lepiej, potem chyba row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19:20:25.61361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2:43:13.427492813</meta:creation-date>
    <meta:generator>LibreOffice/4.2.8.2$Linux_X86_64 LibreOffice_project/420m0$Build-2</meta:generator>
    <dc:date>2016-05-04T20:51:13.682792193</dc:date>
    <meta:editing-duration>PT6H11M28S</meta:editing-duration>
    <meta:editing-cycles>42</meta:editing-cycles>
    <meta:document-statistic meta:table-count="6" meta:cell-count="572" meta:object-count="0"/>
  </office:meta>
</office:document-meta>
</file>